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number-rows-repeated="25">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number-rows-repeated="94">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0:18:04.65600848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2T10:35:32.076336743</dc:date>
    <meta:editing-duration>PT22H14M37S</meta:editing-duration>
    <meta:editing-cycles>321</meta:editing-cycles>
    <meta:generator>LibreOffice/5.1.6.2$Linux_X86_64 LibreOffice_project/10m0$Build-2</meta:generator>
    <meta:document-statistic meta:table-count="4" meta:cell-count="6970" meta:object-count="0"/>
  </office:meta>
</office:document-meta>
</file>